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algun Gothic" svg:font-family="Malgun Gothic" style:font-family-generic="swiss" style:font-pitch="variable" svg:panose-1="2 11 5 3 2 0 0 2 0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Fuentedepárrafopredeter." style:family="text">
      <style:text-properties style:font-name-asian="Times New Roman" fo:font-size="10pt" style:font-size-asian="10pt" style:font-size-complex="10pt" fo:language="es" fo:country="MX"/>
    </style:style>
    <style:style style:name="T65" style:parent-style-name="Fuentedepárrafopredeter." style:family="text">
      <style:text-properties style:font-name-asian="Times New Roman" style:font-size-complex="10pt" fo:language="es" fo:country="MX"/>
    </style:style>
    <style:style style:name="T66" style:parent-style-name="Fuentedepárrafopredeter." style:family="text">
      <style:text-properties style:font-name-asian="Times New Roman" style:font-size-complex="10pt" fo:language="es" fo:country="MX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72" style:parent-style-name="Fuentedepárrafopredeter." style:family="text">
      <style:text-properties style:font-name-asian="Times New Roman" style:font-size-complex="10pt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style:font-name="Calibri" fo:color="#000000" fo:font-size="26pt" style:font-size-asian="26pt"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fo:language="es" fo:country="MX"/>
    </style:style>
    <style:style style:name="T119" style:parent-style-name="Fuentedepárrafopredeter." style:family="text">
      <style:text-properties fo:language="es" fo:country="MX" style:language-asian="ko" style:country-asian="KR"/>
    </style:style>
    <style:style style:name="T120" style:parent-style-name="Fuentedepárrafopredeter." style:family="text">
      <style:text-properties fo:language="es" fo:country="MX" style:language-asian="ko" style:country-asian="KR"/>
    </style:style>
    <style:style style:name="T121" style:parent-style-name="Fuentedepárrafopredeter." style:family="text">
      <style:text-properties fo:language="es" fo:country="MX" style:language-asian="ko" style:country-asian="KR"/>
    </style:style>
    <style:style style:name="T122" style:parent-style-name="Fuentedepárrafopredeter." style:family="text">
      <style:text-properties fo:language="es" fo:country="MX" style:language-asian="ko" style:country-asian="KR"/>
    </style:style>
    <style:style style:name="P123" style:parent-style-name="Standard" style:family="paragraph">
      <style:text-properties fo:language="es" fo:country="MX" style:language-asian="ko" style:country-asian="KR"/>
    </style:style>
    <style:style style:name="P124" style:parent-style-name="Standard" style:family="paragraph">
      <style:text-properties fo:language="es" fo:country="MX" style:language-asian="ko" style:country-asian="KR"/>
    </style:style>
    <style:style style:name="P125" style:parent-style-name="Standard" style:family="paragraph">
      <style:text-properties fo:language="es" fo:country="MX" style:language-asian="ko" style:country-asian="KR"/>
    </style:style>
    <style:style style:name="P126" style:parent-style-name="Standard" style:family="paragraph">
      <style:text-properties fo:language="es" fo:country="MX" style:language-asian="ko" style:country-asian="KR"/>
    </style:style>
    <style:style style:name="P127" style:parent-style-name="Standard" style:family="paragraph">
      <style:text-properties fo:language="es" fo:country="MX" style:language-asian="ko" style:country-asian="KR"/>
    </style:style>
    <style:style style:name="P128" style:parent-style-name="Standard" style:family="paragraph">
      <style:text-properties fo:language="es" fo:country="MX" style:language-asian="ko" style:country-asian="KR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ruz Carl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5 Pseudocódigos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ivera Rivera Megan Montserrat</text:p>
            <text:p text:style-name="P63"><text:span text:style-name="T64">.<text:s/></text:span><text:span text:style-name="T65">Elvira López Biaani M.</text:span><text:span text:style-name="T66"><text:line-break/>. Díaz Martinez Karla L.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<text:span text:style-name="T72">Vázquez León Pamela E</text:span>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>2018-1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>Viernes 13 septiembre 2017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><text:tab/><text:tab/><text:tab/><text:tab/><text:tab/>CALIFICACIÓN: __________</text:p>
      <text:soft-page-break/>
      <text:p text:style-name="P105">INICIO</text:p>
      <text:p text:style-name="P106"/>
      <text:p text:style-name="P107">a,b,c: ENTEROS</text:p>
      <text:p text:style-name="P108">a:=9</text:p>
      <text:p text:style-name="P109">b:=7</text:p>
      <text:p text:style-name="P110">c:=2</text:p>
      <text:p text:style-name="P111"/>
      <text:p text:style-name="P112">Escribir: “Incrementar en 1 al número 972”</text:p>
      <text:p text:style-name="P113">Si c=9 y b=9 entonces</text:p>
      <text:p text:style-name="P114">C=0, b=0 y a+1</text:p>
      <text:p text:style-name="P115"/>
      <text:p text:style-name="P116"/>
      <text:p text:style-name="P117">Escribir: “Resultado [a+1,0,0]”</text:p>
      <text:p text:style-name="Standard"><text:span text:style-name="T118">Si c</text:span><text:span text:style-name="T119">&lt;</text:span><text:span text:style-name="T120"><text:s/></text:span><text:span text:style-name="T121">&gt;</text:span><text:span text:style-name="T122">9 entonces</text:span></text:p>
      <text:p text:style-name="P123">C+1 y escribr: “Resultado [a,b,c+1]</text:p>
      <text:p text:style-name="P124">Si c=9 entonces b+1</text:p>
      <text:p text:style-name="P125"/>
      <text:p text:style-name="P126">Esribir:” [a, b+1, c]</text:p>
      <text:p text:style-name="P127"/>
      <text:p text:style-name="P128">FIN</text:p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algun Gothic" svg:font-family="Malgun Gothic" style:font-family-generic="swiss" style:font-pitch="variable" svg:panose-1="2 11 5 3 2 0 0 2 0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Malgun Gothi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egan Rivera</dc:creator>
    <meta:creation-date>2017-10-12T22:02:00Z</meta:creation-date>
    <dc:date>2017-10-12T22:02:00Z</dc:date>
    <meta:template xlink:href="Normal" xlink:type="simple"/>
    <meta:editing-cycles>2</meta:editing-cycles>
    <meta:editing-duration>PT120S</meta:editing-duration>
    <meta:document-statistic meta:page-count="2" meta:paragraph-count="1" meta:word-count="117" meta:character-count="762" meta:row-count="5" meta:non-whitespace-character-count="646"/>
  </office:meta>
</office:document-meta>
</file>